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eb4" officeooo:paragraph-rsid="0006deb4"/>
    </style:style>
    <style:style style:name="P2" style:family="paragraph" style:parent-style-name="Standard">
      <style:text-properties officeooo:rsid="0006deb4"/>
    </style:style>
    <style:style style:name="P3" style:family="paragraph" style:parent-style-name="Standard">
      <style:text-properties officeooo:rsid="0009964e" officeooo:paragraph-rsid="0009964e"/>
    </style:style>
    <style:style style:name="P4" style:family="paragraph" style:parent-style-name="Standard">
      <style:text-properties officeooo:rsid="0009964e" officeooo:paragraph-rsid="0009964e"/>
    </style:style>
    <style:style style:name="T1" style:family="text">
      <style:text-properties officeooo:rsid="0009964e"/>
    </style:style>
    <style:style style:name="T2" style:family="text">
      <style:text-properties officeooo:rsid="000b364b"/>
    </style:style>
    <style:style style:name="T3" style:family="text">
      <style:text-properties officeooo:rsid="000d8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as de Busca e Ordena ̧cão</text:p>
      <text:p text:style-name="Standard">Roteiro de Laboratúrio <text:span text:style-name="T1">5 </text:span>– <text:span text:style-name="T1">Merge Sort</text:span></text:p>
      <text:p text:style-name="Standard"/>
      <text:p text:style-name="P3">OBS.: CUTOFF usado para o insertion sort foi de 10</text:p>
      <text:p text:style-name="P3"><text:tab/><text:span text:style-name="T3">Para compilar, basta utilizar: make m1, make m2, …, make m7</text:span></text:p>
      <text:p text:style-name="P2"/>
      <text:p text:style-name="P3">1. Todos os códigos foram implementados em arquivos separados, i.e., cada versão é referenciada em um arquivo .c do exemplo:</text:p>
      <text:p text:style-name="P3"><text:tab/>Versão 1 = m1.c</text:p>
      <text:p text:style-name="P3"><text:tab/>Versão 2 = m2.c</text:p>
      <text:p text:style-name="P3"><text:tab/>…</text:p>
      <text:p text:style-name="P3"><text:tab/>Versão 7 = m7.c</text:p>
      <text:p text:style-name="P3"/>
      <text:p text:style-name="P3">No geral, tanto para os arquivos maiores, quanto para os menores, <text:span text:style-name="T3">ordenados, parcialmente ordenados, randomicos e desordenados, </text:span>a versão <text:span text:style-name="T3">4 (merge sort com cutoff pro insertion sort + merge skip) </text:span><text:s/>se mostrou a mais eficiente na maioria dos casos, o que faz sentido, pois ela evita <text:span text:style-name="T3">etapas do merge e ainda consegue ordenar, no melhor caso, em O(N), por causa do insertion sort</text:span>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13:08.025474803</meta:creation-date>
    <dc:date>2024-12-20T09:59:06.812647650</dc:date>
    <meta:editing-duration>PT21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30" meta:character-count="726" meta:non-whitespace-character-count="600"/>
  </office:meta>
</office:document-meta>
</file>